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A50000019E36CD4D1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middle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middle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7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08e443" style:font-size-asian="14pt" style:font-size-complex="14pt"/>
    </style:style>
    <style:style style:name="P8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1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3" style:family="paragraph" style:parent-style-name="Standard">
      <style:text-properties fo:font-size="12pt" fo:language="en" fo:country="US" style:font-size-asian="12pt" style:font-size-complex="12pt"/>
    </style:style>
    <style:style style:name="P14" style:family="paragraph" style:parent-style-name="Heading_20_1" style:master-page-name="First_20_Page">
      <style:paragraph-properties style:page-number="auto"/>
    </style:style>
    <style:style style:name="P15" style:family="paragraph">
      <style:paragraph-properties style:writing-mode="lr-tb"/>
    </style:style>
    <style:style style:name="P16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5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6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8" style:family="text">
      <style:text-properties style:use-window-font-color="true" fo:font-weight="bold" officeooo:rsid="00066c33" style:font-name-asian="Helvetica-Bold" style:font-weight-asian="bold" style:font-name-complex="Helvetica-Bold" style:font-weight-complex="bold"/>
    </style:style>
    <style:style style:name="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0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1" style:family="text">
      <style:text-properties fo:font-size="8pt" style:font-size-asian="8pt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140299936878464" text:id="ct140299936878464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40299974285696" text:id="ct140299974285696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40299828939600" text:id="ct140299828939600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40299938280160" text:id="ct140299938280160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40299974246896" text:id="ct140299974246896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40299969521712" text:id="ct140299969521712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" text:outline-level="1"><text:change text:change-id="ct140299936878464"/><text:change-start text:change-id="ct140299974285696"/>Adopt<text:change-end text:change-id="ct140299974285696"/>ed<text:change-start text:change-id="ct140299828939600"/> as a <text:change-end text:change-id="ct140299828939600"/>NMRA <text:change-start text:change-id="ct140299938280160"/>Standard<text:change-end text:change-id="ct140299938280160"/></text:h>
      </text:section>
      <text:p text:style-name="Standard">The OpenLCB Standard document appended to this cover sheet has been formally adopted as a NMRA Standard by the NMRA Board of Directors on the date shown in the <text:span text:style-name="T15">Adopted</text:span> column in the <text:span text:style-name="T14">Version History</text:span> table below.</text:p>
      <text:h text:style-name="Heading_20_1" text:outline-level="1"><text:change text:change-id="ct140299974246896"/><text:change-start text:change-id="ct140299969521712"/>Version History<text:change-end text:change-id="ct140299969521712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</text:p>
          </table:table-cell>
        </table:table-row>
        <table:table-row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loext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margin-top="0in" fo:margin-bottom="0in" loext:contextual-spacing="false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loext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loext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loext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2.4639in" style:rel-column-width="24263*"/>
    </style:style>
    <style:style style:name="Table1.B" style:family="table-column">
      <style:table-column-properties style:column-width="0.591in" style:rel-column-width="5819*"/>
    </style:style>
    <style:style style:name="Table1.C" style:family="table-column">
      <style:table-column-properties style:column-width="2.1979in" style:rel-column-width="216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08e443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fo:font-weight="bold" officeooo:rsid="00066c33" style:font-name-asian="Helvetica-Bold" style:font-weight-asian="bold" style:font-name-complex="Helvetica-Bold" style:font-weight-complex="bold"/>
    </style:style>
    <style:style style:name="MT11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2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3" style:family="text">
      <style:text-properties fo:font-size="8pt" style:font-size-asian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6-02-08T16:19:29.698350015" text:date-adjust="PT1440H00M00S">Apr 8, 2016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><draw:frame draw:style-name="Mfr1" draw:name="Image1" text:anchor-type="paragraph" svg:x="-0.078in" svg:y="0.3075in" svg:width="1.7965in" svg:height="1.7661in" draw:z-index="1"><draw:image xlink:href="Pictures/10000201000001A50000019E36CD4D1E.png" xlink:type="simple" xlink:show="embed" xlink:actuate="onLoad"/></draw:fram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Standard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Stream Transport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17, 2015</text:span></text:span></text:p>
            </table:table-cell>
            <table:table-cell table:style-name="Table1.C1" office:value-type="string">
              <text:p text:style-name="MP12"><text:span text:style-name="MT10">S-</text:span><text:span text:style-name="MT11">9.7.3.3</text:span><text:span text:style-name="MT12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3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97</meta:editing-cycles>
    <meta:editing-duration>PT18H52M3S</meta:editing-duration>
    <meta:generator>LibreOffice/4.4.0.3$MacOSX_X86_64 LibreOffice_project/de093506bcdc5fafd9023ee680b8c60e3e0645d7</meta:generator>
    <dc:date>2016-02-08T16:19:29.548811000</dc:date>
    <meta:printed-by>Bob Jacobsen</meta:printed-by>
    <meta:print-date>2010-09-15T08:46:04</meta:print-date>
    <meta:document-statistic meta:table-count="2" meta:image-count="1" meta:object-count="0" meta:page-count="1" meta:paragraph-count="14" meta:word-count="75" meta:character-count="449" meta:non-whitespace-character-count="381"/>
  </office:meta>
</office:document-meta>
</file>